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999cm" svg:height="8.999cm" svg:x="6.059cm" svg:y="9.131cm">
            <draw:object draw:notify-on-update-of-ranges="results3.A23:results3.A37 results3.B21:results3.B22 results3.B23:results3.B37 results3.A23:results3.A37 results3.C21:results3.C22 results3.C23:results3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Dynamic Programm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" calcext:value-type="float">
            <text:p>449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8" calcext:value-type="float">
            <text:p>3398</text:p>
          </table:table-cell>
          <table:table-cell office:value-type="float" office:value="204" calcext:value-type="float">
            <text:p>20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586" calcext:value-type="float">
            <text:p>37586</text:p>
          </table:table-cell>
          <table:table-cell office:value-type="float" office:value="328" calcext:value-type="float">
            <text:p>32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7048" calcext:value-type="float">
            <text:p>447048</text:p>
          </table:table-cell>
          <table:table-cell office:value-type="float" office:value="574" calcext:value-type="float">
            <text:p>57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19156" calcext:value-type="float">
            <text:p>191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473" calcext:value-type="float">
            <text:p>6473</text:p>
          </table:table-cell>
          <table:table-cell office:value-type="float" office:value="45241" calcext:value-type="float">
            <text:p>452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833" calcext:value-type="float">
            <text:p>14833</text:p>
          </table:table-cell>
          <table:table-cell office:value-type="float" office:value="117173" calcext:value-type="float">
            <text:p>117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192" calcext:value-type="float">
            <text:p>19192</text:p>
          </table:table-cell>
          <table:table-cell office:value-type="float" office:value="340240" calcext:value-type="float">
            <text:p>3402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3476" calcext:value-type="float">
            <text:p>43476</text:p>
          </table:table-cell>
          <table:table-cell office:value-type="float" office:value="850940" calcext:value-type="float">
            <text:p>850940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stalled cycl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D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3" calcext:value-type="float">
            <text:p>10,23</text:p>
          </table:table-cell>
          <table:table-cell office:value-type="float" office:value="15.44" calcext:value-type="float">
            <text:p>15,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" calcext:value-type="float">
            <text:p>7,1</text:p>
          </table:table-cell>
          <table:table-cell office:value-type="float" office:value="11.38" calcext:value-type="float">
            <text:p>11,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46" calcext:value-type="float">
            <text:p>8,46</text:p>
          </table:table-cell>
          <table:table-cell office:value-type="float" office:value="8.56" calcext:value-type="float">
            <text:p>8,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3" calcext:value-type="float">
            <text:p>5,03</text:p>
          </table:table-cell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8" calcext:value-type="float">
            <text:p>5,2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8" calcext:value-type="float">
            <text:p>4,68</text:p>
          </table:table-cell>
          <table:table-cell office:value-type="float" office:value="7.93" calcext:value-type="float">
            <text:p>7,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2" calcext:value-type="float">
            <text:p>4,52</text:p>
          </table:table-cell>
          <table:table-cell office:value-type="float" office:value="8.37" calcext:value-type="float">
            <text:p>8,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7" calcext:value-type="float">
            <text:p>4,77</text:p>
          </table:table-cell>
          <table:table-cell office:value-type="float" office:value="9.15" calcext:value-type="float">
            <text:p>9,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office:value-type="float" office:value="16.41" calcext:value-type="float">
            <text:p>16,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9" calcext:value-type="float">
            <text:p>5,79</text:p>
          </table:table-cell>
          <table:table-cell office:value-type="float" office:value="34.33" calcext:value-type="float">
            <text:p>34,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62" calcext:value-type="float">
            <text:p>7,62</text:p>
          </table:table-cell>
          <table:table-cell office:value-type="float" office:value="45.61" calcext:value-type="float">
            <text:p>45,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7" calcext:value-type="float">
            <text:p>5,77</text:p>
          </table:table-cell>
          <table:table-cell office:value-type="float" office:value="53.28" calcext:value-type="float">
            <text:p>53,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8" calcext:value-type="float">
            <text:p>6,78</text:p>
          </table:table-cell>
          <table:table-cell office:value-type="float" office:value="56.49" calcext:value-type="float">
            <text:p>56,4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4" calcext:value-type="float">
            <text:p>6,94</text:p>
          </table:table-cell>
          <table:table-cell office:value-type="float" office:value="64.18" calcext:value-type="float">
            <text:p>64,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28" calcext:value-type="float">
            <text:p>7,28</text:p>
          </table:table-cell>
          <table:table-cell office:value-type="float" office:value="66.64" calcext:value-type="float">
            <text:p>66,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5:52:14.4205501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08T15:52:17.975370771</dc:date>
    <meta:editing-duration>PT37M4S</meta:editing-duration>
    <meta:editing-cycles>4</meta:editing-cycles>
    <meta:document-statistic meta:table-count="1" meta:cell-count="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stalled-cycles-backend</text:p>
        </chart:title>
        <chart:subtitle svg:x="4.212cm" svg:y="1.275cm" chart:style-name="ch3">
          <text:p>Branch and Bound i Dynamic Programming</text:p>
        </chart:subtitle>
        <chart:legend chart:legend-position="end" svg:x="14.425cm" svg:y="3.952cm" style:legend-expansion="high" chart:style-name="ch4"/>
        <chart:plot-area chart:style-name="ch5" table:cell-range-address="results3.A23:results3.C37 results3.B21:results3.C22" chart:data-source-has-labels="row" svg:x="1.331cm" svg:y="2.138cm" svg:width="12.774cm" svg:height="5.701cm">
          <chart:coordinate-region svg:x="1.952cm" svg:y="2.337cm" svg:width="11.966cm" svg:height="4.855cm"/>
          <chart:axis chart:dimension="x" chart:name="primary-x" chart:style-name="ch6">
            <chart:title svg:x="6.245cm" svg:y="8.019cm" chart:style-name="ch7">
              <text:p>rozmiar instancji [N]</text:p>
            </chart:title>
          </chart:axis>
          <chart:axis chart:dimension="y" chart:name="primary-y" chart:style-name="ch8">
            <chart:title svg:x="0.451cm" svg:y="6.725cm" chart:style-name="ch9">
              <text:p>backend cycles idle [%]</text:p>
            </chart:title>
            <chart:grid chart:style-name="ch10" chart:class="major"/>
          </chart:axis>
          <chart:series chart:style-name="ch11" chart:values-cell-range-address="results3.B23:results3.B37" chart:label-cell-address="results3.B21:results3.B22" chart:class="chart:scatter">
            <chart:domain table:cell-range-address="results3.A23:results3.A37"/>
            <chart:data-point chart:repeated="15"/>
          </chart:series>
          <chart:series chart:style-name="ch12" chart:values-cell-range-address="results3.C23:results3.C37" chart:label-cell-address="results3.C21:results3.C22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NB</text:p>
                <text:list>
                  <text:list-item>
                    <text:p/>
                  </text:list-item>
                  <text:list-item>
                    <text:p>BNB</text:p>
                  </text:list-item>
                </text:list>
                <draw:g>
                  <svg:desc>results3.B21:results3.B22</svg:desc>
                </draw:g>
              </table:table-cell>
              <table:table-cell office:value-type="string">
                <text:p>DP</text:p>
                <text:list>
                  <text:list-item>
                    <text:p/>
                  </text:list-item>
                  <text:list-item>
                    <text:p>DP</text:p>
                  </text:list-item>
                </text:list>
                <draw:g>
                  <svg:desc>results3.C21:results3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esults3.A23:results3.A37</svg:desc>
                </draw:g>
              </table:table-cell>
              <table:table-cell office:value-type="float" office:value="10.23">
                <text:p>10.23</text:p>
                <draw:g>
                  <svg:desc>results3.B23:results3.B37</svg:desc>
                </draw:g>
              </table:table-cell>
              <table:table-cell office:value-type="float" office:value="15.44">
                <text:p>15.44</text:p>
                <draw:g>
                  <svg:desc>results3.C23:results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.1">
                <text:p>7.1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.46">
                <text:p>8.4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.03">
                <text:p>5.0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.28">
                <text:p>5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68">
                <text:p>4.68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52">
                <text:p>4.52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77">
                <text:p>4.7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.79">
                <text:p>5.79</text:p>
              </table:table-cell>
              <table:table-cell office:value-type="float" office:value="34.33">
                <text:p>34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.62">
                <text:p>7.62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5.77">
                <text:p>5.77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6.78">
                <text:p>6.78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6.94">
                <text:p>6.94</text:p>
              </table:table-cell>
              <table:table-cell office:value-type="float" office:value="64.18">
                <text:p>64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7.28">
                <text:p>7.28</text:p>
              </table:table-cell>
              <table:table-cell office:value-type="float" office:value="66.64">
                <text:p>66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